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="thin solid #000000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A6A6A6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3F3F3F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19">
      <style:table-cell-properties fo:border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3">
            <text:p>Persona Encarregada</text:p>
          </table:table-cell>
          <table:table-cell office:value-type="string" table:style-name="ce3">
            <text:p>Previsió</text:p>
          </table:table-cell>
          <table:table-cell office:value-type="string" table:style-name="ce3">
            <text:p>Temps</text:p>
          </table:table-cell>
          <table:table-cell office:value-type="string" table:style-name="ce4">
            <text:p>Data d'implementació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5">
            <text:p>Fer mòdul background per l'scroll</text:p>
          </table:table-cell>
          <table:table-cell table:number-columns-repeated="2" table:style-name="ce6"/>
          <table:table-cell office:value-type="string" table:style-name="ce7">
            <text:p>5 h</text:p>
          </table:table-cell>
          <table:table-cell office:value-type="date" office:date-value="2019-03-29T00:00:00" table:style-name="ce8">
            <text:p>29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musica modulos</text:p>
          </table:table-cell>
          <table:table-cell office:value-type="string" table:style-name="ce10">
            <text:p>Ferran, Jose, Adriá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Salto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Hadoke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odulo player 2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itbox hdk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Golpear al oponente con hdk y animacio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table:style-name="ce11"/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ake players collid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layers shouldnt move beyond camer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35h</text:p>
          </table:table-cell>
          <table:table-cell office:value-type="string" table:style-name="ce11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background colliders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Fade out fade i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0:45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colliders detectio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detection formul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20h</text:p>
          </table:table-cell>
          <table:table-cell office:value-type="string" table:style-name="ce11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ed camera scrolling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Improving “add bounds to stage” function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Maquetar proyecte final per fer les tasques Handout 5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Welcome Pag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nviar spritesheets escenaris Handout</text:p>
          </table:table-cell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End Battle Scree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orregir errores del commit Ferrá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Hacer que el tiempo de las animaciones se cuente por frames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Añadir logica para tener diferentes hitboxes en cada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8">
            <text:p>13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Ken stag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3:00 h</text:p>
          </table:table-cell>
          <table:table-cell table:style-name="ce11"/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Jose</text:p>
          </table:table-cell>
          <table:table-cell table:style-name="ce10"/>
          <table:table-cell office:value-type="string" table:style-name="ce11">
            <text:p>3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Adriá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0 min</text:p>
          </table:table-cell>
          <table:table-cell office:value-type="string" table:style-name="ce11">
            <text:p>45 min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Rafa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objeto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20 h</text:p>
          </table:table-cell>
          <table:table-cell office:value-type="string" table:style-name="ce11">
            <text:p>0:30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jar la cámara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colisiones con proyectile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mbiar módulo Honda por Sagat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tipo hit en collider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0 min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Ser golpeado al recibir puñetazo / patada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2 h</text:p>
          </table:table-cell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hitbox Hadoken Player 2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5 min</text:p>
          </table:table-cell>
          <table:table-cell office:value-type="date" office:date-value="2019-04-06T00:00:00" table:style-name="ce8">
            <text:p>06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oner pivote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0 h</text:p>
          </table:table-cell>
          <table:table-cell office:value-type="string" table:style-name="ce11">
            <text:p>4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oner frames de cada movimiento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5 h</text:p>
          </table:table-cell>
          <table:table-cell office:value-type="string" table:style-name="ce11">
            <text:p>1 h 30 min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4">
            <text:p>Fijar objetos en la parte delantera</text:p>
          </table:table-cell>
          <table:table-cell office:value-type="string" table:style-name="ce15">
            <text:p>Ferran</text:p>
          </table:table-cell>
          <table:table-cell office:value-type="string" table:style-name="ce15">
            <text:p>30 min</text:p>
          </table:table-cell>
          <table:table-cell office:value-type="string" table:style-name="ce16">
            <text:p>20 min</text:p>
          </table:table-cell>
          <table:table-cell office:value-type="date" office:date-value="2019-04-12T00:00:00" table:style-name="ce8">
            <text:p>12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7">
            <text:p>Resetear modulos al cambiar stage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1 h 30 min</text:p>
          </table:table-cell>
          <table:table-cell office:value-type="string" table:style-name="ce17">
            <text:p>30 min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17"/>
          <table:table-cell table:number-columns-repeated="2" table:style-name="ce18"/>
          <table:table-cell table:style-name="ce17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1">
          <table:table-cell table:number-columns-repeated="4" table:style-name="ce18"/>
          <table:table-cell table:style-name="ce12"/>
          <table:table-cell table:number-columns-repeated="2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number-rows-repeated="10483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3T17:11:40Z</dc:date>
    <meta:editing-cycles>11</meta:editing-cycles>
    <meta:editing-duration>PT16235S</meta:editing-duration>
  </office:meta>
</office:document-meta>
</file>